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aec83" officeooo:paragraph-rsid="000aec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import java.io.*;</text:p>
      <text:p text:style-name="P1"/>
      <text:p text:style-name="P1">class Ipfind</text:p>
      <text:p text:style-name="P1">{</text:p>
      <text:p text:style-name="P1"><text:s text:c="16"/>public static void main(String[] args)throws IOException {</text:p>
      <text:p text:style-name="P1"><text:s text:c="31"/></text:p>
      <text:p text:style-name="P1"><text:s text:c="32"/>DataInputStream dis = new DataInputStream(System.in);</text:p>
      <text:p text:style-name="P1"><text:s text:c="32"/>System.out.println("Enter IP Address (eg: 192.168.1.1)");</text:p>
      <text:p text:style-name="P1"><text:s text:c="32"/>String ipAddr = dis.readLine();</text:p>
      <text:p text:style-name="P1"><text:s text:c="32"/>String[] ipAddrParts=ipAddr.split("\\.");</text:p>
      <text:p text:style-name="P1"><text:s text:c="32"/>String mask="";</text:p>
      <text:p text:style-name="P1"/>
      <text:p text:style-name="P1"><text:s text:c="32"/>int firstoctet = Integer.parseInt(ipAddrParts[0]);</text:p>
      <text:p text:style-name="P1"><text:s text:c="32"/>if(firstoctet&lt;=127)</text:p>
      <text:p text:style-name="P1"><text:s text:c="32"/>{</text:p>
      <text:p text:style-name="P1"><text:s text:c="48"/>mask = "255.0.0.0";</text:p>
      <text:p text:style-name="P1"><text:s text:c="48"/>System.out.println("Class A IP Address");</text:p>
      <text:p text:style-name="P1"><text:s text:c="48"/>System.out.println("The Subnet mask is: "+mask);</text:p>
      <text:p text:style-name="P1"><text:s text:c="32"/>}</text:p>
      <text:p text:style-name="P1"><text:s text:c="32"/>else if(firstoctet&gt;=128 &amp;&amp; firstoctet&lt;=191)</text:p>
      <text:p text:style-name="P1"><text:s text:c="32"/>{</text:p>
      <text:p text:style-name="P1"><text:s text:c="48"/>mask = "255.255.0.0";</text:p>
      <text:p text:style-name="P1"><text:s text:c="48"/>System.out.println("Class B IP Address");</text:p>
      <text:p text:style-name="P1"><text:s text:c="48"/>System.out.println("The Subnet mask is: "+mask);</text:p>
      <text:p text:style-name="P1"><text:s text:c="32"/>}</text:p>
      <text:p text:style-name="P1"><text:s text:c="32"/>else if(firstoctet&gt;=192 &amp;&amp; firstoctet&lt;=223)</text:p>
      <text:p text:style-name="P1"><text:s text:c="32"/>{</text:p>
      <text:p text:style-name="P1"><text:s text:c="48"/>mask = "255.255.255.0";</text:p>
      <text:p text:style-name="P1"><text:s text:c="48"/>System.out.println("Class C IP Address");</text:p>
      <text:p text:style-name="P1"><text:s text:c="48"/>System.out.println("The Subnet mask is: "+mask);</text:p>
      <text:p text:style-name="P1"><text:s text:c="32"/>}</text:p>
      <text:p text:style-name="P1"><text:s text:c="32"/>else if(firstoctet&gt;=224 &amp;&amp; firstoctet&lt;=239)</text:p>
      <text:p text:style-name="P1"><text:s text:c="32"/>{</text:p>
      <text:p text:style-name="P1"><text:s text:c="48"/>mask = "255.0.0.0";</text:p>
      <text:p text:style-name="P1"><text:s text:c="48"/>System.out.println("Class D IP Address; Used for multicasting");</text:p>
      <text:p text:style-name="P1"><text:s text:c="32"/>}</text:p>
      <text:p text:style-name="P1"><text:s text:c="32"/>else if(firstoctet&gt;=240 &amp;&amp; firstoctet&lt;=254)</text:p>
      <text:p text:style-name="P1"><text:s text:c="32"/>{</text:p>
      <text:p text:style-name="P1"><text:s text:c="48"/>mask = "255.0.0.0";</text:p>
      <text:p text:style-name="P1"><text:s text:c="48"/>System.out.println("Class D IP Address; Experimental Use");</text:p>
      <text:p text:style-name="P1"><text:s text:c="32"/>}</text:p>
      <text:p text:style-name="P1"/>
      <text:p text:style-name="P1"><text:s text:c="31"/></text:p>
      <text:p text:style-name="P1"/>
      <text:p text:style-name="P1"><text:s text:c="32"/>String[] maskParts=mask.split("\\.");</text:p>
      <text:p text:style-name="P1"><text:s text:c="32"/>String firstAddr="";</text:p>
      <text:p text:style-name="P1"><text:s text:c="32"/>String lastAddr="";</text:p>
      <text:p text:style-name="P1"/>
      <text:p text:style-name="P1"><text:s text:c="32"/>for(int i=0;i&lt;4;i++){</text:p>
      <text:p text:style-name="P1"><text:s text:c="16"/>int x=Integer.parseInt(ipAddrParts[i]);</text:p>
      <text:p text:style-name="P1"><text:s text:c="16"/>int y=Integer.parseInt(maskParts[i]);</text:p>
      <text:p text:style-name="P1"><text:s text:c="16"/>int z=x&amp;y;</text:p>
      <text:p text:style-name="P1"><text:s text:c="16"/>int w=z|(y^255); <text:s text:c="14"/>//last ip = ipaddress &amp;&amp; <text:soft-page-break/>subnetmask + ~subnetmask</text:p>
      <text:p text:style-name="P1"><text:s text:c="16"/>firstAddr+=z+".";</text:p>
      <text:p text:style-name="P1"><text:s text:c="16"/>lastAddr+=w+".";</text:p>
      <text:p text:style-name="P1"><text:s text:c="12"/>}</text:p>
      <text:p text:style-name="P1"/>
      <text:p text:style-name="P1"><text:s text:c="8"/>System.out.println("First IP of block: "+firstAddr);</text:p>
      <text:p text:style-name="P1"><text:s text:c="8"/>System.out.println("Last IP of block: "+lastAddr);</text:p>
      <text:p text:style-name="P1"/>
      <text:p text:style-name="P1"><text:s text:c="16"/>}</text:p>
      <text:p text:style-name="P1">}</text:p>
      <text:p text:style-name="P1">/*output:</text:p>
      <text:p text:style-name="P1">bappi@bappi-Inspiron-3543:~$ java Ipfind</text:p>
      <text:p text:style-name="P1">Enter IP Address (eg: 192.168.1.1)</text:p>
      <text:p text:style-name="P1">192.168.0.1</text:p>
      <text:p text:style-name="P1">Class C IP Address</text:p>
      <text:p text:style-name="P1">The Subnet mask is: 255.255.255.0</text:p>
      <text:p text:style-name="P1">First IP of block: 192.168.0.0.</text:p>
      <text:p text:style-name="P1">Last IP of block: 192.168.0.255.</text:p>
      <text:p text:style-name="P1">bappi@bappi-Inspiron-3543:~$ 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5" meta:word-count="186" meta:character-count="3310" meta:non-whitespace-character-count="1529"/>
    <meta:generator>LibreOffice/5.1.6.2$Linux_X86_64 LibreOffice_project/10m0$Build-2</meta:generator>
  </office:meta>
</office:document-meta>
</file>